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Imprint MT Shadow" svg:font-family="'Imprint MT Shadow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parajita" svg:font-family="Aparajita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Historic" svg:font-family="'Segoe UI Historic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2"/>
    </style:style>
    <style:style style:name="P2" style:family="paragraph" style:parent-style-name="Standard">
      <style:paragraph-properties fo:line-height="150%"/>
      <style:text-properties style:font-name="Arial" style:font-name-complex="Arial2"/>
    </style:style>
    <style:style style:name="P3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4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5" style:family="paragraph" style:parent-style-name="Standard">
      <style:paragraph-properties fo:line-height="80%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line-height="75%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99003" officeooo:paragraph-rsid="00099003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color="#1c1e21" style:font-name="inherit" fo:font-size="11.5pt" style:font-size-asian="11.5pt" style:font-name-complex="Segoe UI Historic" style:font-size-complex="11.5pt"/>
    </style:style>
    <style:style style:name="P12" style:family="paragraph" style:parent-style-name="Standard">
      <style:text-properties fo:color="#1c1e21" style:font-name="Arial" style:font-name-complex="Arial2"/>
    </style:style>
    <style:style style:name="P13" style:family="paragraph" style:parent-style-name="Standard">
      <style:text-properties officeooo:paragraph-rsid="00099003"/>
    </style:style>
    <style:style style:name="P14" style:family="paragraph" style:parent-style-name="Standard">
      <style:text-properties fo:color="#4472c4" style:font-name="Arial Black" fo:font-size="14pt" style:font-size-asian="14pt" style:font-size-complex="14pt"/>
    </style:style>
    <style:style style:name="P15" style:family="paragraph" style:parent-style-name="Standard">
      <style:paragraph-properties fo:line-height="75%"/>
      <style:text-properties officeooo:rsid="000bdcc4" officeooo:paragraph-rsid="000bdcc4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size="10pt" fo:font-weight="bold" officeooo:rsid="00099003" officeooo:paragraph-rsid="00099003" style:font-size-asian="10pt" style:font-weight-asian="bold" style:font-size-complex="10pt" style:font-weight-complex="bold"/>
    </style:style>
    <style:style style:name="P17" style:family="paragraph" style:parent-style-name="Standard" style:master-page-name="Standard">
      <style:paragraph-properties style:page-number="auto"/>
      <style:text-properties style:font-name="Imprint MT Shadow" fo:font-size="28pt" style:font-size-asian="28pt" style:font-name-complex="Aparajita" style:font-size-complex="28pt"/>
    </style:style>
    <style:style style:name="P18" style:family="paragraph" style:parent-style-name="Standard">
      <style:text-properties style:font-name="Arial Black" style:font-name-complex="Aparajita"/>
    </style:style>
    <style:style style:name="P19" style:family="paragraph" style:parent-style-name="List_20_Paragraph" style:list-style-name="WWNum6">
      <style:text-properties style:font-name="Arial" style:font-name-complex="Arial2"/>
    </style:style>
    <style:style style:name="P20" style:family="paragraph" style:parent-style-name="List_20_Paragraph" style:list-style-name="WWNum7">
      <style:text-properties style:font-name="Arial" fo:font-size="12pt" style:font-size-asian="12pt" style:font-name-complex="Arial2" style:font-size-complex="12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weight="bold" style:font-weight-asian="bold" style:font-name-complex="Arial2" style:font-weight-complex="bold"/>
    </style:style>
    <style:style style:name="T2" style:family="text">
      <style:text-properties style:font-name="Arial" style:font-name-complex="Arial2"/>
    </style:style>
    <style:style style:name="T3" style:family="text">
      <style:text-properties style:font-name="Arial" officeooo:rsid="00099003" style:font-name-complex="Arial2"/>
    </style:style>
    <style:style style:name="T4" style:family="text">
      <style:text-properties style:font-name="Arial" officeooo:rsid="000d2259" style:font-name-complex="Arial2"/>
    </style:style>
    <style:style style:name="T5" style:family="text">
      <style:text-properties style:font-name="Arial" fo:font-size="13pt" fo:font-weight="bold" style:font-size-asian="13pt" style:font-weight-asian="bold" style:font-name-complex="Arial2" style:font-size-complex="13pt" style:font-weight-complex="bold"/>
    </style:style>
    <style:style style:name="T6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7" style:family="text">
      <style:text-properties style:font-name="Arial" fo:font-size="12pt" style:font-size-asian="12pt" style:font-name-complex="Arial2" style:font-size-complex="12pt"/>
    </style:style>
    <style:style style:name="T8" style:family="text">
      <style:text-properties fo:color="#1c1e21" style:font-name="Arial" fo:font-weight="bold" style:font-weight-asian="bold" style:font-name-complex="Arial2" style:font-weight-complex="bold"/>
    </style:style>
    <style:style style:name="T9" style:family="text">
      <style:text-properties fo:color="#1c1e21" style:font-name="Arial" style:font-name-complex="Arial2"/>
    </style:style>
    <style:style style:name="T10" style:family="text">
      <style:text-properties style:text-position="super 58%"/>
    </style:style>
    <style:style style:name="T11" style:family="text">
      <style:text-properties fo:color="#0563c1" style:font-name="Arial" fo:font-size="11pt" style:text-underline-style="solid" style:text-underline-width="auto" style:text-underline-color="font-color" fo:font-weight="bold" style:font-size-asian="11pt" style:font-weight-asian="bold" style:font-name-complex="Arial2" style:font-size-complex="11pt" style:font-weight-complex="bold"/>
    </style:style>
    <style:style style:name="T12" style:family="text">
      <style:text-properties fo:color="#4472c4" fo:font-size="14pt" style:font-size-asian="14pt" style:font-size-complex="14pt"/>
    </style:style>
    <style:style style:name="Sect1" style:family="section">
      <style:section-properties text:dont-balance-text-columns="true" style:editable="false">
        <style:columns fo:column-count="2">
          <style:column style:rel-width="34516*" fo:start-indent="0in" fo:end-indent="0.45in"/>
          <style:column style:rel-width="31019*" fo:start-indent="0.45in" fo:end-indent="0in"/>
        </style:columns>
      </style:section-properties>
    </style:style>
    <style:style style:name="gr1" style:family="graphic">
      <style:graphic-properties draw:stroke="solid" svg:stroke-width="0.031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.0209in" fo:margin-bottom="0.0209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7">Conor Golden</text:p>
        <text:p text:style-name="P18"><text:span text:style-name="T12">Education</text:span></text:p>
        <text:p text:style-name="Standard"><text:span text:style-name="T1"><text:s text:c="4"/>Bachelor of Science: </text:span><text:span text:style-name="T2">Computer Science (3.</text:span><text:span text:style-name="T4">3</text:span><text:span text:style-name="T2">2)</text:span></text:p>
        <text:p text:style-name="Standard"><text:span text:style-name="T1">State University of New York Potsdam <text:s text:c="2"/></text:span><text:span text:style-name="T2">Potsdam, NY</text:span></text:p>
        <text:p text:style-name="Standard"><text:span text:style-name="T1">Graduation: </text:span><text:span text:style-name="T2">Spring 2021</text:span></text:p>
        <text:p text:style-name="P1"><draw:line text:anchor-type="paragraph" draw:z-index="0" draw:name="Straight Connector 1" draw:style-name="gr1" draw:text-style-name="P21" svg:x1="0.1252in" svg:y1="0.0831in" svg:x2="3.5524in" svg:y2="0.0831in"><text:p/></draw:line></text:p>
        <text:p text:style-name="Standard"><text:span text:style-name="T1">Associates in Science: </text:span><text:span text:style-name="T2">General Studies</text:span></text:p>
        <text:p text:style-name="Standard"><text:span text:style-name="T1">Hudson Valley Community College <text:s text:c="32"/></text:span><text:span text:style-name="T2">Troy, NY</text:span></text:p>
        <text:p text:style-name="Standard"><text:span text:style-name="T1">Graduated: </text:span><text:span text:style-name="T2">Spring 2018</text:span><text:span text:style-name="T1"> <text:s text:c="4"/></text:span></text:p>
        <text:p text:style-name="P3"/>
        <text:p text:style-name="P14">Work History</text:p>
        <text:p text:style-name="Standard"><text:span text:style-name="T5">Computer Science Student Tutor</text:span><text:span text:style-name="T6">, </text:span><text:span text:style-name="T7">Remote August 2020 – Present</text:span></text:p>
        <text:list xml:id="list1262841893" text:style-name="WWNum6">
          <text:list-item>
            <text:p text:style-name="P19">Tutoring students within the Computer Science program at SUNY Potsdam</text:p>
          </text:list-item>
          <text:list-item>
            <text:p text:style-name="P19">Assisting students with various coursework</text:p>
          </text:list-item>
          <text:list-item>
            <text:p text:style-name="P19">Guiding students toward writing clean code</text:p>
          </text:list-item>
          <text:list-item>
            <text:p text:style-name="P19">Helping students remedy coding errors</text:p>
          </text:list-item>
        </text:list>
        <text:p text:style-name="Standard"><text:span text:style-name="T5">Moore’s Tree Service</text:span><text:span text:style-name="T6">, </text:span><text:span text:style-name="T7">Clifton Park, NY<text:tab/> <text:s text:c="3"/>May 2020 – August 2020</text:span></text:p>
        <text:list xml:id="list295089311" text:style-name="WWNum7">
          <text:list-item>
            <text:p text:style-name="P20">Climbing and removing various tree’s</text:p>
          </text:list-item>
          <text:list-item>
            <text:p text:style-name="P20">Representing the company and handling client relations</text:p>
          </text:list-item>
        </text:list>
        <text:p text:style-name="P4"/>
        <text:p text:style-name="P14">Course Work</text:p>
        <text:p text:style-name="P6">Database Systems</text:p>
        <text:p text:style-name="P6">Data Structures and Algorithms</text:p>
        <text:p text:style-name="P6">Introduction to Computer Systems</text:p>
        <text:p text:style-name="P6">Operating Systems</text:p>
        <text:p text:style-name="P6">Python Machine Learning</text:p>
        <text:p text:style-name="P6">Computer Networks</text:p>
        <text:p text:style-name="P6">Programming Languages</text:p>
        <text:p text:style-name="P6"/>
        <text:p text:style-name="P5">Clifton Park, NY</text:p>
        <text:p text:style-name="P5">(518) 944-7936</text:p>
        <text:p text:style-name="P6"><text:a xlink:type="simple" xlink:href="mailto:conorgolden1@hotmail.com" text:style-name="ListLabel_20_26" text:visited-style-name="ListLabel_20_26"><text:span text:style-name="Internet_20_link"><text:span text:style-name="T1">conorgolden1@hotmail.com</text:span></text:span></text:a></text:p>
        <text:p text:style-name="P15"><text:span text:style-name="Internet_20_link"><text:span text:style-name="T11">github.com/goldencm</text:span></text:span></text:p>
        <text:p text:style-name="P14">Technical Skills</text:p>
        <text:p text:style-name="P2">Git, Gradle, SQL, MySQL, Django, <text:s text:c="5"/>Numpy, Docker, MongoDB, CSS, <text:s text:c="10"/>HTML</text:p>
        <text:p text:style-name="P9"/>
        <text:p text:style-name="P14">Programming Languages</text:p>
        <text:p text:style-name="P13"><text:span text:style-name="T1">Expertise in </text:span><text:span text:style-name="T2">Python, </text:span><text:span text:style-name="T3">Rust, </text:span><text:span text:style-name="T2">Java</text:span></text:p>
        <text:p text:style-name="P13"><text:span text:style-name="T1">Experience in</text:span><text:span text:style-name="T2"> Scheme, C++, CSS/HTML</text:span></text:p>
        <text:p text:style-name="P1"/>
        <text:p text:style-name="P14">Awards</text:p>
        <text:p text:style-name="P7">Fall 2019 Dean’s List (SUNY Potsdam)</text:p>
        <text:p text:style-name="P7">Spring 2020 Presidents List (SUNY Potsdam)</text:p>
        <text:p text:style-name="P8">Fall 2020 Presidents List (SUNY Potsdam)</text:p>
        <text:p text:style-name="P16">1<text:span text:style-name="T10">st</text:span> Place SUNY Potsdam Hackathon</text:p>
        <text:p text:style-name="P16">Spring 2021</text:p>
        <text:p text:style-name="P10"/>
        <text:p text:style-name="P14">Activities</text:p>
        <text:p text:style-name="P1">SUNY Potsdam ACM Member</text:p>
        <text:p text:style-name="P1"/>
        <text:p text:style-name="P14">Volunteer Experience</text:p>
        <text:p text:style-name="Standard"><text:span text:style-name="T8">Open World Relief </text:span><text:span text:style-name="T9">– Spring 2018</text:span></text:p>
        <text:p text:style-name="P12">Volunteered in Puerto Rico for a month and a half for hurricane relief after Hurricane Maria.</text:p>
        <text:p text:style-name="P11"/>
        <text:p text:style-name="P14">Objective</text:p>
        <text:p text:style-name="P1">An internship or workshop opportunity to help me utilize my technical expertise and develop my problem solving. I am looking to further my experience in new forms of computer science to ready myself for the field post-graduation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Imprint MT Shadow" svg:font-family="'Imprint MT Shadow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parajita" svg:font-family="Aparajita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Historic" svg:font-family="'Segoe UI Histor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rial" fo:font-family="Arial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style:font-name="Arial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nor M Golden</meta:initial-creator>
    <meta:editing-cycles>4</meta:editing-cycles>
    <meta:creation-date>2020-11-06T22:23:00</meta:creation-date>
    <dc:date>2021-08-05T12:35:46.944538009</dc:date>
    <meta:editing-duration>PT4H18M46S</meta:editing-duration>
    <meta:generator>LibreOffice/6.4.7.2$Linux_X86_64 LibreOffice_project/40$Build-2</meta:generator>
    <meta:document-statistic meta:table-count="0" meta:image-count="0" meta:object-count="0" meta:page-count="1" meta:paragraph-count="47" meta:word-count="242" meta:character-count="1707" meta:non-whitespace-character-count="14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